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QUESTION 31 ===<text:line-break/>QUESTION: <text:line-break/>How do comorbidities such as cancer or heart failure affect the interpretation of PE incidence and risk?<text:line-break/><text:line-break/>REFERENCE ANSWER: <text:line-break/>Comorbidities like cancer and heart failure increase both the incidence and mortality risk of PE, influence clinical suspicion, complicate diagnosis and treatment decisions, and may lead to under or overestimation of prognosis if not properly accounted for<text:line-break/><text:line-break/>SYSTEM RESPONSE: <text:line-break/>Comorbidities such as cancer and heart failure significantly influence the interpretation of pulmonary embolism (PE) incidence and risk by affecting both the baseline mortality risk and the risk of PE recurrence.<text:line-break/><text:line-break/>1. Impact on Mortality Risk and Prognosis:<text:line-break/>- Comorbidities are integral to assessing overall mortality risk in PE patients. Clinical scores like the Pulmonary Embolism Severity Index (PESI) and its simplified version (sPESI) incorporate comorbid conditions to stratify patients by 30-day mortality risk. These scores reliably identify low-risk patients but also highlight that comorbidities contribute to worse outcomes.<text:line-break/>- The presence of concomitant deep vein thrombosis (DVT), often associated with comorbidities, independently predicts higher short-term mortality after PE.<text:line-break/><text:line-break/>2. Cancer-Associated Thrombosis:<text:line-break/>- Cancer is a major comorbidity that increases both the incidence and recurrence risk of PE. Patients with cancer have a higher baseline risk of venous thromboembolism (VTE), including PE, and a higher risk of recurrence despite anticoagulation.<text:line-break/>- Treatment of PE in cancer patients is complicated by a higher risk of bleeding and recurrent VTE. Low molecular weight heparins (LMWH) are the standard of care, reducing recurrence risk by about 40% compared to vitamin K antagonists (VKAs), but recurrence rates remain higher than in non-cancer patients.<text:line-break/>- New oral anticoagulants (NOACs) offer convenience but have limited data in cancer patients and may increase bleeding risk, especially in gastrointestinal cancers.<text:line-break/>- Cancer patients often require extended or indefinite anticoagulation due to ongoing thrombotic risk, with periodic reassessment based on cancer status and bleeding risk.<text:line-break/>- The presence of cancer also complicates the interpretation of PE incidence, as some patients with unprovoked PE may have occult malignancy diagnosed subsequently.<text:line-break/><text:line-break/>3. Heart Failure and Other Comorbidities:<text:line-break/>- Although specific details on heart failure were not extensively detailed in the retrieved information, it is recognized as a comorbidity that contributes to overall mortality risk in PE.<text:line-break/>- Comorbid conditions like heart failure likely increase the complexity of risk stratification and may worsen prognosis, necessitating their inclusion in clinical risk scores.<text:line-break/><text:line-break/>Summary:<text:line-break/>Comorbidities such as cancer and heart failure elevate the baseline risk of PE incidence, recurrence, and mortality. They necessitate careful risk stratification using validated tools like PESI/sPESI and influence treatment decisions, particularly regarding anticoagulation strategies and duration. Cancer notably increases both thrombotic and bleeding risks, requiring individualized management and vigilant follow-up.<text:line-break/><text:line-break/>==================================================</text:p>
      <text:p text:style-name="P1">=== QUESTION 32 ===<text:line-break/>QUESTION: <text:line-break/>A 76-year-old man with sudden dyspnoea and chest pain is brought to the emergency department. He is hemodynamically stable. His Wells score suggests high clinical probability. D-dimer is negative. Can pulmonary embolism be ruled out?<text:line-break/><text:line-break/><text:line-break/>REFERENCE ANSWER: <text:line-break/>No. In high clinical probability, a negative D-dimer is not sufficient to rule out PE. Imaging (CTPA) is needed to confirm or exclude the diagnosis.<text:line-break/><text:line-break/>SYSTEM RESPONSE: <text:line-break/>In a patient with a high clinical probability of pulmonary embolism (PE) based on the Wells score, a negative D-dimer test cannot reliably rule out PE. According to the guidelines, D-dimer measurement is not recommended in patients with high clinical probability of PE due to its low negative predictive value in this population. Instead, the diagnostic approach in such cases is to proceed directly to imaging, specifically computed tomography pulmonary angiography (CTPA).<text:line-break/><text:line-break/>If CTPA is negative in a patient with high clinical probability, the guidelines suggest that further imaging tests may be considered before withholding PE-specific treatment, as false-negative CTPA results, although infrequent, have been reported in this group. Therefore, a negative D-dimer in a high clinical probability patient does not exclude PE, and further diagnostic imaging is mandatory to confirm or exclude the diagnosis.<text:line-break/><text:line-break/>Summary: In a hemodynamically stable patient with high clinical probability of PE, a negative D-dimer test does not rule out PE. CTPA should be performed, and if negative, further imaging may be warranted before excluding PE and withholding treatment.<text:line-break/><text:line-break/>==================================================</text:p>
      <text:p text:style-name="P1">=== QUESTION 33 ===<text:line-break/>QUESTION: <text:line-break/>A 45-year-old woman presents with acute shortness of breath. She is stable, has a sPESI score of 0, and a normal chest X-ray. The hospital does not have access to CTPA, but V/Q SPECT is available. Is it appropriate to proceed with V/Q SPECT as the initial diagnostic imaging test if PE is suspected?<text:line-break/><text:line-break/><text:line-break/>REFERENCE ANSWER: <text:line-break/>Yes. In stable patients with low clinical probability and a normal chest X-ray, V/Q SPECT is an acceptable alternative to CTPA, especially when radiation exposure is a concern or CTPA is not available.<text:line-break/><text:line-break/>SYSTEM RESPONSE: <text:line-break/>A 45-year-old woman who is hemodynamically stable, with a sPESI score of 0 and a normal chest X-ray, represents a low clinical probability scenario for pulmonary embolism (PE). In this context, and given the unavailability of CTPA, proceeding with V/Q SPECT as the initial diagnostic imaging test is appropriate and supported by the guidelines.<text:line-break/><text:line-break/>V/Q SPECT offers several advantages in this setting:<text:line-break/>- It has a low rate of non-diagnostic results (&lt;3%) and high accuracy according to available data.<text:line-break/>- It is particularly suitable for patients with a normal chest X-ray, as perfusion defects in this context are considered mismatched and indicative of PE.<text:line-break/>- It is a lower-radiation and contrast-medium-sparing procedure, which is beneficial especially in younger patients and females.<text:line-break/>- The diagnostic yield of V/Q scintigraphy is higher in patients with a normal chest X-ray, supporting its use as a first-line imaging test in such cases depending on local availability.<text:line-break/>- The binary interpretation of V/Q SPECT results (PE vs. no PE) simplifies clinical decision-making.<text:line-break/><text:line-break/>However, it is important to consider that:<text:line-break/>- The diagnostic criteria and scanning techniques for V/Q SPECT vary, and there is a lack of large-scale prospective validation studies.<text:line-break/>- If a high-probability V/Q scan is obtained in a patient with low clinical probability, confirmation by other tests should be considered.<text:line-break/>- Inconclusive results, although less frequent with SPECT than planar V/Q scans, may still require further diagnostic evaluation.<text:line-break/><text:line-break/>In summary, for a stable patient with low clinical probability of PE and a normal chest X-ray, V/Q SPECT is an appropriate and validated alternative to CTPA when the latter is not available. This approach balances diagnostic accuracy, safety, and radiation exposure considerations.<text:line-break/><text:line-break/>==================================================</text:p>
      <text:p text:style-name="P1">=== QUESTION 34 ===<text:line-break/>QUESTION: <text:line-break/>A 60-year-old male with renal failure (CrCl 28 mL/min) presents with suspected PE. He is stable and has an intermediate clinical probability. D-dimer is elevated. What is the next best diagnostic step?<text:line-break/><text:line-break/><text:line-break/>REFERENCE ANSWER: <text:line-break/>CTPA may be contraindicated due to contrast risk. A V/Q scan should be considered. If imaging is not feasible, lower-limb ultrasound may provide indirect evidence.<text:line-break/><text:line-break/>SYSTEM RESPONSE: <text:line-break/>In a stable 60-year-old male patient with renal failure (CrCl 28 mL/min), intermediate clinical probability of PE, and elevated D-dimer, the next best diagnostic step according to the guidelines is to perform computed tomography pulmonary angiography (CTPA).<text:line-break/><text:line-break/>Rationale:<text:line-break/>1. Clinical probability assessment places the patient in the intermediate risk category.<text:line-break/>2. Elevated D-dimer in this context warrants further imaging to confirm or exclude PE.<text:line-break/>3. The guidelines recommend CTPA as the second-line test after an elevated D-dimer in patients with low or intermediate clinical probability.<text:line-break/>4. CTPA is considered diagnostic if it shows a clot at the segmental or more proximal level.<text:line-break/>5. Although renal failure poses a risk for contrast-induced nephropathy, the guidelines do not provide an alternative diagnostic pathway specifically for patients with renal impairment in this scenario. The clinical priority is to confirm or exclude PE due to its potential severity.<text:line-break/>6. If CTPA is contraindicated or not feasible due to renal failure, the guidelines do not explicitly specify alternative imaging in this context, but clinical judgment and consultation with radiology and nephrology may be necessary to weigh risks and benefits or consider alternative imaging modalities such as ventilation-perfusion (V/Q) scanning if available and appropriate.<text:line-break/><text:line-break/>Summary:<text:line-break/>For a stable patient with intermediate clinical probability and elevated D-dimer, CTPA is the recommended next diagnostic step despite renal impairment, with careful consideration of risks. Alternative imaging may be considered if CTPA is contraindicated, but this is not explicitly detailed in the guidelines.<text:line-break/><text:line-break/>==================================================</text:p>
      <text:p text:style-name="P1">=== QUESTION 35 ===<text:line-break/>QUESTION: <text:line-break/>A 38-year-old pregnant woman with dyspnoea and a positive D-dimer presents to the ED. She is hemodynamically stable and has no signs of DVT. Should CTPA or V/Q scan be performed first if PE is suspected?<text:line-break/><text:line-break/><text:line-break/>REFERENCE ANSWER: <text:line-break/>It depends on the chest X-ray. If normal, V/Q scan is preferred due to lower radiation. If abnormal, CTPA is the preferred option. Chest X-ray is needed before proceeding.<text:line-break/><text:line-break/>SYSTEM RESPONSE: <text:line-break/>In a hemodynamically stable pregnant patient with suspected pulmonary embolism (PE), positive D-dimer, and no signs of deep vein thrombosis (DVT), the choice between CTPA and V/Q scan as the first imaging test depends on several factors including clinical probability, radiation exposure considerations, and local availability.<text:line-break/><text:line-break/>According to the guidelines:<text:line-break/>1. Clinical Probability and D-dimer: <text:line-break/> <text:s text:c="2"/>- The clinical probability of PE should be assessed using clinical judgment or prediction rules.<text:line-break/> <text:s text:c="2"/>- In patients with low or intermediate clinical probability and a positive D-dimer, CTPA is generally recommended as the next step.<text:line-break/> <text:s text:c="2"/>- In patients with high clinical probability, CTPA is also the preferred initial imaging test.<text:line-break/><text:line-break/>2. Imaging Modality Considerations in Pregnancy:<text:line-break/> <text:s text:c="2"/>- CTPA is the method of choice for imaging the pulmonary vasculature, with high sensitivity and specificity.<text:line-break/> <text:s text:c="2"/>- However, CTPA involves radiation exposure to the mother’s breast tissue, which is a concern in young female patients, including pregnant women.<text:line-break/> <text:s text:c="2"/>- V/Q scintigraphy (lung scan) is a valid alternative, especially in centers where it is available.<text:line-break/> <text:s text:c="2"/>- V/Q scan has lower radiation exposure compared to CTPA and almost no contraindications.<text:line-break/> <text:s text:c="2"/>- V/Q scan is particularly preferred if the chest X-ray is normal, as it increases the likelihood of a diagnostic scan.<text:line-break/> <text:s text:c="2"/>- The proportion of diagnostic V/Q scans is higher in patients with a normal chest X-ray, and the negative predictive value is enhanced when combined with clinical probability assessment and absence of DVT.<text:line-break/><text:line-break/>3. Practical Approach:<text:line-break/> <text:s text:c="2"/>- If the chest X-ray is normal and V/Q scan is readily available, V/Q scan may be preferred to minimize radiation exposure to the breast tissue and fetus.<text:line-break/> <text:s text:c="2"/>- If V/Q scan is not available or the chest X-ray is abnormal, CTPA is the preferred.<text:line-break/> <text:s text:c="2"/>- Both tests have strong validation in prospective studies, but CTPA provides additional information and alternative diagnoses if PE is excluded.<text:line-break/> <text:s text:c="2"/>- The decision should also consider local expertise and availability of imaging modalities.<text:line-break/><text:line-break/>Summary:<text:line-break/>For a hemodynamically stable pregnant woman with suspected PE, positive D-dimer, and no signs of DVT, V/Q scan is preferred as the first imaging test if the chest X-ray is normal and V/Q is readily available, due to lower radiation exposure. Otherwise, CTPA is the preferred initial test. Clinical probability assessment and chest X-ray findings should guide the choice of imaging modality.<text:line-break/>==================================================</text:p>
      <text:p text:style-name="P1">=== QUESTION 36 ===<text:line-break/>QUESTION: <text:line-break/>A 58-year-old woman with suspected PE is hemodynamically stable. Clinical probability is low (Wells score), but D-dimer is not available. The hospital has limited imaging resources and V/Q scan is inconclusive. Lower limb ultrasound is negative for DVT. Can PE be excluded without performing a CTPA?<text:line-break/><text:line-break/><text:line-break/>REFERENCE ANSWER: <text:line-break/>No. In the absence of a negative D-dimer and with inconclusive V/Q scan and negative ultrasound, PE cannot be ruled out. Further testing (e.g., CTPA) is necessary.<text:line-break/><text:line-break/>SYSTEM RESPONSE: <text:line-break/>In a hemodynamically stable patient with low clinical probability of PE (e.g., low Wells score), the standard diagnostic approach relies heavily on D-dimer testing to safely exclude PE without imaging. However, in the absence of D-dimer availability, the diagnostic pathway becomes more challenging.<text:line-break/><text:line-break/>According to the guidelines:<text:line-break/><text:line-break/>1. V/Q scintigraphy is a valid alternative imaging modality, especially in patients with contraindications to CTPA or to reduce radiation exposure. However, in this case, the V/Q scan was inconclusive, which limits its utility.<text:line-break/><text:line-break/>2. The combination of low clinical probability, a non-diagnostic (inconclusive) V/Q scan, and a negative lower limb compression ultrasound (CUS) for deep vein thrombosis (DVT) is associated with a low prevalence of confirmed PE. The negative predictive value of this combination is increased by the absence of DVT on lower limb ultrasound.<text:line-break/><text:line-break/>3. Despite this, the guidelines do not explicitly endorse excluding PE without CTPA in this scenario. The diagnostic algorithm emphasizes that in patients with low clinical probability but no D-dimer test available, imaging (preferably CTPA) is generally required to confirm or exclude PE.<text:line-break/><text:line-break/>4. The guidelines also highlight that withholding anticoagulation without adherence to evidence-based diagnostic strategies increases the risk of missed venous thromboembolism (VTE) events and sudden death.<text:line-break/><text:line-break/>5. Therefore, in a setting with limited imaging resources and inconclusive V/Q scan, a negative lower limb ultrasound alone is insufficient to definitively exclude PE without performing CTPA.<text:line-break/><text:line-break/>In summary, while the combination of low clinical probability, inconclusive V/Q scan, and negative lower limb ultrasound reduces the likelihood of PE, the guidelines do not support excluding PE without CTPA in the absence of D-dimer testing. If CTPA is not feasible, clinical judgment and close follow-up are essential, and consideration should be given to transfer or alternative diagnostic strategies if the clinical suspicion persists.<text:line-break/><text:line-break/>==================================================</text:p>
      <text:p text:style-name="P1">=== QUESTION 37 ===<text:line-break/>QUESTION: <text:line-break/>A 65-year-old man presents with new-onset atrial fibrillation and chest discomfort. Wells score suggests intermediate risk. D-dimer is borderline elevated. His renal function is normal. Should anticoagulation be started immediately before imaging if PE is suspected?<text:line-break/><text:line-break/><text:line-break/>REFERENCE ANSWER: <text:line-break/>Yes, anticoagulation should be initiated while awaiting imaging in patients with moderate or high clinical probability, unless contraindicated.<text:line-break/><text:line-break/>SYSTEM RESPONSE: <text:line-break/>In a patient with intermediate clinical probability of pulmonary embolism (PE) based on the Wells score and a borderline elevated D-dimer, current guidelines recommend initiating anticoagulation while awaiting diagnostic imaging results. This approach is supported by the risk stratification that places the patient at intermediate risk, where anticoagulation is advised to prevent thromboembolic progression.<text:line-break/><text:line-break/>Specifically, anticoagulation should be started with subcutaneous, weight-adjusted low-molecular-weight heparin (LMWH) or fondaparinux, which are preferred due to a lower risk of major bleeding and heparin-induced thrombocytopenia compared to unfractionated heparin (UFH). Non-vitamin K antagonist oral anticoagulants (NOACs) such as apixaban or rivaroxaban may also be used for initial anticoagulation, as they provide rapid anticoagulant effects and have demonstrated non-inferior efficacy in clinical trials.<text:line-break/><text:line-break/>Given the patient's normal renal function, LMWH or NOACs are appropriate choices without the need for dose adjustment. UFH is generally reserved for patients with hemodynamic instability or severe renal impairment (creatinine clearance &lt;30 mL/min), which is not the case here.<text:line-break/><text:line-break/>The diagnostic algorithm supports performing computed tomography pulmonary angiography (CTPA) after D-dimer testing in patients with intermediate clinical probability and positive or borderline D-dimer results. However, anticoagulation should not be delayed until imaging is completed, as early treatment reduces the risk of clot propagation and adverse outcomes.<text:line-break/><text:line-break/>In summary, for a 65-year-old man with new-onset atrial fibrillation, intermediate Wells score, borderline elevated D-dimer, and normal renal function, anticoagulation should be initiated immediately before imaging to mitigate the risk of PE progression while awaiting confirmatory diagnostic testing.<text:line-break/><text:line-break/>==================================================</text:p>
      <text:p text:style-name="P1">=== QUESTION 38 ===<text:line-break/>QUESTION: <text:line-break/>A 56-year-old woman with acute PE is haemodynamically stable. Her sPESI is 0. However, CTPA shows RV dilation and troponin is elevated. How should this patient be classified in terms of early mortality risk?<text:line-break/><text:line-break/><text:line-break/>REFERENCE ANSWER: <text:line-break/>Intermediate-high risk. Despite a low sPESI score, the presence of both RV dysfunction on imaging and positive cardiac biomarkers justifies classification as intermediate-high risk.<text:line-break/><text:line-break/>SYSTEM RESPONSE: <text:line-break/>In a haemodynamically stable patient with acute pulmonary embolism (PE), a simplified Pulmonary Embolism Severity Index (sPESI) score of 0 generally indicates low risk. However, the presence of right ventricular (RV) dilation on computed tomography pulmonary angiography (CTPA) and elevated cardiac troponin levels modifies this risk assessment.<text:line-break/><text:line-break/>According to the guidelines, patients without haemodynamic instability but with both RV dysfunction (detected by echocardiography or CTPA) and elevated cardiac biomarkers (such as troponin) are classified as intermediate-high risk for early mortality. This classification applies even if the sPESI is 0, which would otherwise suggest low risk. The rationale is that these patients have a higher risk of early clinical deterioration and death compared to those with normal RV function and normal biomarkers.<text:line-break/><text:line-break/>The guidelines recommend close monitoring of intermediate-high-risk patients to detect early haemodynamic decompensation and to consider rescue reperfusion therapy if deterioration occurs. This contrasts with patients who have either RV dysfunction or elevated biomarkers alone (but not both), who are classified as intermediate-low risk and warrant hospitalization but not necessarily intensive monitoring.<text:line-break/><text:line-break/>In summary, your patient, who is haemodynamically stable with sPESI 0 but has RV dilation on CTPA and elevated troponin, should be classified as intermediate-high risk for early mortality. This classification guides the need for close clinical monitoring and readiness for escalation of therapy if clinical status worsens.<text:line-break/><text:line-break/>==================================================</text:p>
      <text:p text:style-name="P1">=== QUESTION 39 ===<text:line-break/>QUESTION: <text:line-break/>A 68-year-old man presents with suspected PE. He is hypotensive, confused, and has cold extremities. Echocardiography shows severe RV dysfunction. There is no history of recent surgery, trauma, or arrhythmia. What is the most likely risk category, and is echocardiography sufficient to guide treatment?<text:line-break/><text:line-break/><text:line-break/>REFERENCE ANSWER: <text:line-break/>This patient is at high risk due to haemodynamic instability and signs of end-organ hypoperfusion. Echocardiography is sufficient to support reperfusion therapy when CTPA is not immediately available.<text:line-break/><text:line-break/>SYSTEM RESPONSE: <text:line-break/>A 68-year-old man presenting with hypotension, confusion, and cold extremities, along with echocardiographic evidence of severe right ventricular (RV) dysfunction, fits the clinical profile of high-risk pulmonary embolism (PE). According to the guidelines, high-risk PE is defined by hemodynamic instability, which includes persistent hypotension (systolic blood pressure &lt;90 mmHg or a drop ≥40 mmHg lasting more than 15 minutes, not due to arrhythmia, hypovolemia, or sepsis) and signs of end-organ hypoperfusion such as altered mental status and cold, clammy skin. This patient's presentation meets these criteria, indicating obstructive shock due to acute RV failure from PE.<text:line-break/><text:line-break/>Regarding the role of echocardiography in guiding treatment, bedside transthoracic echocardiography (TTE) is the most useful initial test in unstable patients suspected of high-risk PE. Echocardiographic evidence of RV dysfunction in this context is sufficient to confirm the diagnosis of high-risk PE and to prompt immediate reperfusion therapy without waiting for further imaging confirmation. This is particularly important when the patient's condition is too critical to allow transport for computed tomography pulmonary angiography (CTPA). If CTPA is feasible, it should be performed immediately to confirm the diagnosis; however, in cases where it is not available or the patient is too unstable, echocardiographic findings alone justify emergency reperfusion treatment.<text:line-break/><text:line-break/>In summary:<text:line-break/>- The patient is classified in the high-risk PE category due to hemodynamic instability and severe RV dysfunction.<text:line-break/>- Echocardiography is sufficient to guide immediate treatment decisions in this unstable patient, allowing prompt initiation of reperfusion therapy when CTPA is not feasible.<text:line-break/><text:line-break/>==================================================</text:p>
      <text:p text:style-name="P1">=== QUESTION 40 ===<text:line-break/>QUESTION: <text:line-break/>A 78-year-old woman with newly diagnosed PE is found to have a creatinine clearance (CrCl) of 25 mL/min. What anticoagulant regimen is preferred and why?<text:line-break/><text:line-break/>REFERENCE ANSWER: <text:line-break/>Unfractionated heparin (UFH) is preferred due to its safety in severe renal impairment, its rapid reversibility, and the need for dose adjustment or contraindications associated with NOACs, LMWH, and fondaparinux in patients with CrCl &lt;30 mL/min.<text:line-break/><text:line-break/>SYSTEM RESPONSE: <text:line-break/>In a 78-year-old patient with newly diagnosed pulmonary embolism (PE) and a creatinine clearance (CrCl) of 25 mL/min, the preferred anticoagulant regimen is unfractionated heparin (UFH) rather than low-molecular-weight heparin (LMWH) or non-vitamin K antagonist oral anticoagulants (NOACs). <text:line-break/><text:line-break/>This preference is based on the following guideline recommendations and rationale:<text:line-break/><text:line-break/>1. Patients with serious renal impairment, defined as CrCl &lt;30 mL/min, are recommended to receive UFH for initial anticoagulation. UFH dosing can be adjusted based on activated partial thromboplastin time (aPTT) monitoring, allowing for safer management in the context of reduced renal clearance.<text:line-break/><text:line-break/>2. LMWH and fondaparinux, although generally preferred over UFH due to lower bleeding risk and heparin-induced thrombocytopenia, require dose adjustment in patients with CrCl between 15-30 mL/min and are used with caution. However, in severe renal impairment, UFH is favored because it is not renally cleared and its anticoagulant effect can be more readily controlled and reversed.<text:line-break/><text:line-break/>3. NOACs are generally avoided in patients with severe renal impairment. Specifically, dabigatran is not recommended for CrCl &lt;30 mL/min; edoxaban is not recommended for CrCl &lt;15 mL/min and requires dose adjustment for CrCl 15-50 mL/min; rivaroxaban and apixaban should be used with caution in CrCl 15-29 mL/min and are not recommended below 15 mL/min. Given the patient's CrCl of 25 mL/min, NOACs pose a higher risk and are not the preferred choice.<text:line-break/><text:line-break/>In summary, for this elderly patient with PE and CrCl of 25 mL/min, UFH is the preferred initial anticoagulant due to its safety profile in severe renal impairment, ability to be monitored and dose-adjusted via aPTT, and avoidance of accumulation risks associated with LMWH and NOACs in this setting.<text:line-break/><text:line-break/>==================================================</text:p>
      <text:p text:style-name="P1">=== QUESTION 41 ===<text:line-break/>QUESTION: <text:line-break/>A 60-year-old man with PE is hemodynamically stable but has recent major gastrointestinal bleeding. sPESI is 1, RV is normal on echo, troponins are negative. Should anticoagulation be initiated?<text:line-break/><text:line-break/><text:line-break/>REFERENCE ANSWER: <text:line-break/>Yes, but with caution. Anticoagulation is still indicated, but bleeding risk must be managed (e.g., hospitalization, reversible agents). NOACs may be avoided in favour of parenteral agents initially.<text:line-break/><text:line-break/>SYSTEM RESPONSE: <text:line-break/>In a hemodynamically stable patient with acute pulmonary embolism (PE), sPESI of 1, normal right ventricular (RV) function on echocardiography, and negative troponins, the risk stratification corresponds to intermediate-low risk PE. According to the guidelines, anticoagulation is the cornerstone of treatment in all PE patients without contraindications.<text:line-break/><text:line-break/>However, this patient has a recent major gastrointestinal bleeding, which significantly increases the risk of anticoagulant-related bleeding complications. The guidelines emphasize assessing bleeding risk before initiating anticoagulation, considering factors such as recent bleeding, advanced age, and comorbidities. Major bleeding within a recent timeframe is a critical risk factor that may contraindicate or delay anticoagulation.<text:line-break/><text:line-break/>The guidelines do not provide a direct algorithm for anticoagulation initiation in patients with recent major bleeding but highlight the need for individualized risk-benefit assessment. In general, anticoagulation should be initiated in PE patients due to the high risk of thromboembolic complications, but in cases of recent major bleeding, the bleeding risk may outweigh the benefits temporarily.<text:line-break/><text:line-break/>If anticoagulation is deemed necessary, the choice of agent and dosing should consider bleeding risk. Low-molecular-weight heparin (LMWH) or fondaparinux is preferred over unfractionated heparin (UFH) in stable patients due to lower bleeding risk. UFH may be preferred if rapid reversal is anticipated or if bleeding risk is very high, given its shorter half-life and reversibility. Non-vitamin K antagonist oral anticoagulants (NOACs) have a lower risk of major bleeding compared to vitamin K antagonists but initiation in the setting of recent major bleeding requires caution.<text:line-break/><text:line-break/>In summary, for this patient:<text:line-break/>- Anticoagulation is generally indicated for PE.<text:line-break/>- Recent major gastrointestinal bleeding is a significant contraindication or caution for immediate anticoagulation.<text:line-break/>- A multidisciplinary evaluation is warranted to weigh the risks of recurrent PE versus bleeding.<text:line-break/>- If anticoagulation is initiated, careful selection of agent and close monitoring are essential.<text:line-break/>- Temporary withholding or delaying anticoagulation until bleeding is controlled may be considered, with mechanical prophylaxis or inferior vena cava filter placement as potential bridging strategies if bleeding risk is prohibitive.<text:line-break/><text:line-break/>Key points: The presence of recent major gastrointestinal bleeding necessitates a careful individualized risk assessment before initiating anticoagulation in a hemodynamically stable PE patient with intermediate-low risk features. Anticoagulation should not be reflexively started without addressing bleeding risk and considering alternative or bridging strategies.<text:line-break/><text:line-break/>==================================================</text:p>
      <text:p text:style-name="P1">=== QUESTION 42 ===<text:line-break/>QUESTION: <text:line-break/>A 68-year-old man with confirmed PE is hemodynamically unstable and thrombolysis is contraindicated. What are the alternative <text:s/>strategies?<text:line-break/><text:line-break/>REFERENCE ANSWER: <text:line-break/>Catheter-directed therapy (mechanical or pharmacomechanical) or surgical embolectomy, depending on availability and clinical condition.<text:line-break/><text:line-break/>SYSTEM RESPONSE: <text:line-break/>In a hemodynamically unstable patient with confirmed pulmonary embolism (PE) for whom systemic thrombolysis is contraindicated, alternative reperfusion strategies include surgical pulmonary embolectomy and percutaneous catheter-directed treatment, provided that the necessary expertise and resources are available on-site. These options serve as alternative reperfusion treatments to restore pulmonary blood flow and improve hemodynamics.<text:line-break/><text:line-break/>Additionally, temporary mechanical cardiopulmonary support, particularly veno-arterial extracorporeal membrane oxygenation (ECMO), may be considered in cases of circulatory collapse or cardiac arrest. ECMO can provide circulatory and respiratory support as a bridge to definitive reperfusion therapy such as surgical embolectomy. However, ECMO use is associated with a high incidence of complications, requires experienced centers, and its use as a stand-alone therapy with anticoagulation alone remains controversial. The risk of bleeding related to vascular access must be carefully weighed, especially in patients with contraindications to thrombolysis.<text:line-break/><text:line-break/>In rare cases, the use of the Impella catheter for hemodynamic support in PE-induced shock has been reported, but this is based on limited case reports and should be considered experimental.<text:line-break/><text:line-break/>Following reperfusion and hemodynamic stabilization, patients can be transitioned from parenteral to oral anticoagulation, although the optimal timing for this transition in high-risk PE patients has not been established by randomized trials and should be guided by clinical judgment.<text:line-break/><text:line-break/>Summary: For hemodynamically unstable PE patients with contraindications to thrombolysis, surgical embolectomy and catheter-directed reperfusion are primary alternatives. Mechanical circulatory support with ECMO may be used as a bridge in selected cases, but requires careful consideration of risks and center expertise.<text:line-break/><text:line-break/>==================================================</text:p>
      <text:p text:style-name="P1">=== QUESTION 43 ===<text:line-break/>QUESTION: <text:line-break/>A 55-year-old man with PE is started on systemic thrombolysis. After 36 hours, he remains hypotensive and RV dysfunction persists on echo. How should treatment be adjusted?<text:line-break/><text:line-break/><text:line-break/>REFERENCE ANSWER: <text:line-break/>This is considered unsuccessful thrombolysis. Rescue reperfusion (e.g., catheter-directed therapy or surgery) should be considered.<text:line-break/><text:line-break/>SYSTEM RESPONSE: <text:line-break/>In a patient with pulmonary embolism (PE) who has undergone systemic thrombolysis but remains hypotensive with persistent right ventricular (RV) dysfunction after 36 hours, treatment adjustment should focus on managing acute RV failure and hemodynamic instability.<text:line-break/><text:line-break/>1. Volume Optimization: Assess central venous pressure (CVP) or inferior vena cava (IVC) status to guide cautious volume loading. If CVP is low or IVC is small and collapsible, a modest fluid challenge (&lt;500 mL of saline or Ringer's lactate over 15-30 minutes) may improve cardiac output. However, avoid aggressive volume expansion as it can overdistend the RV, worsen ventricular interdependence, and reduce systemic cardiac output.<text:line-break/><text:line-break/>2. Vasopressors and Inotropes: Use vasopressors such as norepinephrine to improve systemic blood pressure and RV function by enhancing ventricular interaction and coronary perfusion without increasing pulmonary vascular resistance. Norepinephrine is indicated especially in cardiogenic shock. Dobutamine may be considered if the patient has a low cardiac index but normal blood pressure; however, it should be used cautiously as it may worsen ventilation/perfusion mismatch and hypotension if used without a vasopressor.<text:line-break/><text:line-break/>3. Mechanical Circulatory Support: In cases of refractory shock or circulatory collapse despite pharmacological support, veno-arterial extracorporeal membrane oxygenation (ECMO) can provide rapid short-term cardiopulmonary support. ECMO use requires an experienced center and consideration of bleeding risks, especially post-thrombolysis. ECMO alone is controversial and often combined with surgical embolectomy or other interventions.<text:line-break/><text:line-break/>4. Additional Considerations: Vasodilators are generally not recommended due to the risk of worsening hypotension. Experimental therapies like levosimendan or inhaled nitric oxide lack sufficient evidence for routine clinical use.<text:line-break/><text:line-break/>Summary: For persistent hypotension and RV dysfunction after systemic thrombolysis in high-risk PE, carefully optimize volume status, initiate vasopressor support (preferably norepinephrine), consider inotropes cautiously, and evaluate for mechanical circulatory support such as ECMO if refractory shock persists. These steps aim to stabilize hemodynamics while considering the risks of volume overload and bleeding.<text:line-break/><text:line-break/>==================================================</text:p>
      <text:p text:style-name="P1">=== QUESTION 44 ===<text:line-break/>QUESTION: <text:line-break/>A 67-year-old woman presents with hypotension and suspected PE. Immediate bedside echocardiography shows RV dilation and septal flattening. However, the team hesitates to initiate thrombolysis because D-dimer and CTPA results are still pending. Is it appropriate to delay reperfusion treatment in this patient?<text:line-break/><text:line-break/><text:line-break/>REFERENCE ANSWER: <text:line-break/>No. In high clinical probability with haemodynamic instability and unequivocal signs of RV dysfunction on echocardiography, immediate reperfusion is indicated even before confirmatory testing, if no other cause explains the shock.<text:line-break/><text:line-break/>SYSTEM RESPONSE: <text:line-break/>In a patient presenting with hemodynamic instability (hypotension) and echocardiographic evidence of right ventricular (RV) dysfunction (RV dilation and septal flattening), the guidelines clearly indicate that this clinical scenario defines high-risk pulmonary embolism (PE). According to the diagnostic and management algorithm for suspected high-risk PE, echocardiographic findings of RV dysfunction in the context of hemodynamic instability are sufficient to confirm the diagnosis of high-risk PE when immediate computed tomography pulmonary angiography (CTPA) is not feasible or pending.<text:line-break/><text:line-break/>In such cases, the guidelines recommend initiating emergency reperfusion therapy without delay, even before confirmatory tests such as D-dimer or CTPA results are available. The rationale is that high-risk PE with hemodynamic compromise is an immediately life-threatening condition where the risk of delaying reperfusion treatment outweighs the risk of treatment-related complications. Systemic thrombolysis is the treatment of choice for reperfusion in this setting, with surgical or catheter-directed embolectomy as alternatives if thrombolysis is contraindicated or unavailable.<text:line-break/><text:line-break/>Therefore, it is not appropriate to delay reperfusion treatment in this patient while awaiting D-dimer and CTPA results. Immediate thrombolytic therapy should be considered based on the clinical presentation and echocardiographic evidence of RV dysfunction, as this approach is supported by the guidelines to reduce early mortality in high-risk PE.<text:line-break/><text:line-break/>Summary: In a hemodynamically unstable patient with echocardiographic signs of RV dysfunction, immediate reperfusion treatment (typically systemic thrombolysis) is indicated without waiting for confirmatory D-dimer or CTPA results, as per guideline recommendations for high-risk PE management.<text:line-break/><text:line-break/>==================================================</text:p>
      <text:p text:style-name="P1">=== QUESTION 45 ===<text:line-break/>QUESTION: <text:line-break/>A 50-year-old patient with acute PE is stable, has sPESI = 0, and no signs of RV dysfunction. The patient lives alone and has a history of poor adherence to medications. Is outpatient management appropriate?<text:line-break/><text:line-break/><text:line-break/>REFERENCE ANSWER: <text:line-break/>No. Despite low clinical risk, inadequate social support and poor adherence are contraindications to outpatient management.<text:line-break/><text:line-break/>SYSTEM RESPONSE: <text:line-break/>Outpatient management of acute pulmonary embolism (PE) can be considered in patients who are clinically stable, at low risk of early PE-related death or serious complications, and free of serious comorbidities. The simplified Pulmonary Embolism Severity Index (sPESI) score of 0 and absence of right ventricular (RV) dysfunction indicate low-risk PE, which is a prerequisite for considering early discharge and home treatment.<text:line-break/><text:line-break/>However, beyond clinical and imaging criteria, the feasibility of outpatient management critically depends on the patient's social circumstances and anticipated adherence to anticoagulant therapy. The guidelines emphasize that proper outpatient care and anticoagulant treatment must be ensured, taking into account the patient's expected compliance and the availability of social support and healthcare infrastructure. The Hestia criteria, which integrate clinical severity, comorbidity, and feasibility of home treatment, explicitly exclude patients who cannot guarantee safe outpatient management due to social or compliance issues.<text:line-break/><text:line-break/>In this case, although the patient is stable with sPESI = 0 and no RV dysfunction, the fact that the patient lives alone and has a history of poor adherence to medications represents a significant barrier to safe outpatient management. The guidelines recommend against early discharge if proper outpatient care cannot be assured, as poor adherence increases the risk of treatment failure, recurrent thromboembolism, and bleeding complications.<text:line-break/><text:line-break/>Therefore, despite the low clinical risk profile, outpatient management is not appropriate for this patient due to the lack of social support and poor medication adherence history. Hospitalization is advised to ensure safe initiation and monitoring of anticoagulant therapy.<text:line-break/><text:line-break/>Summary: Low-risk PE patients with sPESI = 0 and no RV dysfunction may be managed as outpatients if they have adequate social support and reliable medication adherence. In patients living alone with poor adherence history, inpatient management is recommended to ensure treatment safety.<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0T13:32:06.996000000</meta:creation-date>
    <dc:date>2025-07-04T11:20:16.318000000</dc:date>
    <meta:editing-duration>PT11M3S</meta:editing-duration>
    <meta:editing-cycles>2</meta:editing-cycles>
    <meta:generator>LibreOffice/7.6.2.1$Windows_X86_64 LibreOffice_project/56f7684011345957bbf33a7ee678afaf4d2ba333</meta:generator>
    <meta:document-statistic meta:table-count="0" meta:image-count="0" meta:object-count="0" meta:page-count="15" meta:paragraph-count="15" meta:word-count="5243" meta:character-count="37590" meta:non-whitespace-character-count="32162"/>
  </office:meta>
</office:document-meta>
</file>